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VT323" svg:font-family="VT323" style:font-pitch="fixed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694in" style:rel-column-width="6553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style:font-name="VT323" officeooo:rsid="000d37cf" officeooo:paragraph-rsid="000d37cf"/>
    </style:style>
    <style:style style:name="P2" style:family="paragraph" style:parent-style-name="Table_20_Contents">
      <style:text-properties style:font-name="VT323" officeooo:rsid="000d37cf" officeooo:paragraph-rsid="000d37cf"/>
    </style:style>
    <style:style style:name="P3" style:family="paragraph" style:parent-style-name="Table_20_Contents">
      <style:text-properties style:font-name="VT323" officeooo:rsid="000d9a80" officeooo:paragraph-rsid="000d9a80"/>
    </style:style>
    <style:style style:name="P4" style:family="paragraph" style:parent-style-name="Table_20_Contents">
      <style:text-properties style:font-name="VT323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9<text:span text:style-name="T1">th</text:span>:</text:p>
      <text:p text:style-name="P1">Goal: introduction to LPF and HPF, cutoff frequency, </text:p>
      <text:p text:style-name="P1"/>
      <text:p text:style-name="P1"/>
      <text:p text:style-name="P1">filter is a system that only lets desired signals through while blocking other signals <text:tab/>or weakening them </text:p>
      <text:p text:style-name="P1"/>
      <text:p text:style-name="P1">the high pass filter will pass any signal below its frequency and will block any signal above</text:p>
      <text:p text:style-name="P1">while the low pass filter does the exact opposite</text:p>
      <text:p text:style-name="P1"/>
      <text:p text:style-name="P1">cutoff frequency is the frequency in which gain of circuit compared to gain of dc falls by coef of sqrt(2)</text:p>
      <text:p text:style-name="P1"/>
      <text:p text:style-name="P1">first we bind this circuit with the following attributes </text:p>
      <text:p text:style-name="P1">R=4.7K, C=33nf</text:p>
      <text:p text:style-name="P1">then we power our circuit with a sinus wave with peak of 4 volts and 1hz</text:p>
      <text:p text:style-name="P1"/>
      <text:p text:style-name="P1"/>
      <text:p text:style-name="P1">first part:</text:p>
      <table:table table:name="Table1" table:style-name="Table1">
        <table:table-column table:style-name="Table1.A" table:number-columns-repeated="10"/>
        <table:table-row>
          <table:table-cell table:style-name="Table1.A1" office:value-type="string">
            <text:p text:style-name="P2">frequency</text:p>
          </table:table-cell>
          <table:table-cell table:style-name="Table1.A1" office:value-type="string">
            <text:p text:style-name="P3">100</text:p>
          </table:table-cell>
          <table:table-cell table:style-name="Table1.A1" office:value-type="string">
            <text:p text:style-name="P3">200</text:p>
          </table:table-cell>
          <table:table-cell table:style-name="Table1.A1" office:value-type="string">
            <text:p text:style-name="P3">500</text:p>
          </table:table-cell>
          <table:table-cell table:style-name="Table1.A1" office:value-type="string">
            <text:p text:style-name="P3">750</text:p>
          </table:table-cell>
          <table:table-cell table:style-name="Table1.A1" office:value-type="string">
            <text:p text:style-name="P3">1k</text:p>
          </table:table-cell>
          <table:table-cell table:style-name="Table1.A1" office:value-type="string">
            <text:p text:style-name="P3">2k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2">V(p-p_0)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VT323" svg:font-family="VT323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2T16:28:01.208323276</meta:creation-date>
    <dc:date>2025-06-02T17:13:58.096849011</dc:date>
    <meta:editing-duration>PT4M39S</meta:editing-duration>
    <meta:editing-cycles>1</meta:editing-cycles>
    <meta:document-statistic meta:table-count="1" meta:image-count="0" meta:object-count="0" meta:page-count="1" meta:paragraph-count="18" meta:word-count="110" meta:character-count="609" meta:non-whitespace-character-count="513"/>
    <meta:generator>LibreOffice/24.8.7.2$Linux_X86_64 LibreOffice_project/f4f281f562fb585d46b0af5755dfe1eb6adc047f</meta:generator>
  </office:meta>
</office:document-meta>
</file>